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260" officeooo:paragraph-rsid="000f9260"/>
    </style:style>
    <style:style style:name="P2" style:family="paragraph" style:parent-style-name="Standard">
      <style:text-properties officeooo:rsid="001109ea" officeooo:paragraph-rsid="001109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</text:p>
      <text:p text:style-name="P1">q1(stack)</text:p>
      <text:p text:style-name="P1">import java.util.*;</text:p>
      <text:p text:style-name="P1"/>
      <text:p text:style-name="P1">interface AdtStack</text:p>
      <text:p text:style-name="P1">{</text:p>
      <text:p text:style-name="P1"><text:s/>void maximumSize();</text:p>
      <text:p text:style-name="P1"><text:s/>boolean isFull();</text:p>
      <text:p text:style-name="P1"><text:s/>boolean isEmpty();</text:p>
      <text:p text:style-name="P1"><text:s/>void push(char element);</text:p>
      <text:p text:style-name="P1"><text:s/>char pop();</text:p>
      <text:p text:style-name="P1"><text:s/>char peep(int position);</text:p>
      <text:p text:style-name="P1">}</text:p>
      <text:p text:style-name="P1"/>
      <text:p text:style-name="P1">class Stack implements AdtStack</text:p>
      <text:p text:style-name="P1">{</text:p>
      <text:p text:style-name="P1"><text:s/>int size=15,top=-1,capacity=15,temp=-1;</text:p>
      <text:p text:style-name="P1"><text:s text:c="2"/></text:p>
      <text:p text:style-name="P1"><text:s/>public void maximumSize()</text:p>
      <text:p text:style-name="P1"><text:s text:c="2"/>{</text:p>
      <text:p text:style-name="P1"><text:s text:c="3"/>size=15;</text:p>
      <text:p text:style-name="P1"><text:s text:c="2"/>}</text:p>
      <text:p text:style-name="P1"><text:s text:c="2"/></text:p>
      <text:p text:style-name="P1"><text:s/>char[] array=new char[15];</text:p>
      <text:p text:style-name="P1"><text:s/>public boolean isFull()</text:p>
      <text:p text:style-name="P1"><text:s/>{</text:p>
      <text:p text:style-name="P1"><text:s text:c="2"/>return top==capacity;</text:p>
      <text:p text:style-name="P1"><text:s/>}</text:p>
      <text:p text:style-name="P1"><text:s/>public boolean isEmpty()</text:p>
      <text:p text:style-name="P1"><text:s/>{</text:p>
      <text:p text:style-name="P1"><text:s text:c="2"/>return top==-1;</text:p>
      <text:p text:style-name="P1"><text:s/>}</text:p>
      <text:p text:style-name="P1"><text:s/>public void push(char element)</text:p>
      <text:p text:style-name="P1"><text:s/>{ <text:s text:c="5"/></text:p>
      <text:p text:style-name="P1"><text:s text:c="5"/>if(!isFull())</text:p>
      <text:p text:style-name="P1"><text:s text:c="5"/>{</text:p>
      <text:p text:style-name="P1"><text:s text:c="7"/>array[++top]=element;</text:p>
      <text:p text:style-name="P1"><text:s text:c="5"/>}</text:p>
      <text:p text:style-name="P1"><text:s/></text:p>
      <text:p text:style-name="P1"><text:s/>}</text:p>
      <text:p text:style-name="P1"><text:s/>public char pop()</text:p>
      <text:p text:style-name="P1"><text:s/>{</text:p>
      <text:p text:style-name="P1"><text:s text:c="7"/>return array[top--];</text:p>
      <text:p text:style-name="P1"><text:s/>}</text:p>
      <text:p text:style-name="P1"><text:s/>public char peep(int position)</text:p>
      <text:p text:style-name="P1"><text:s/>{</text:p>
      <text:p text:style-name="P1"><text:s text:c="3"/>return array[position];</text:p>
      <text:p text:style-name="P1"><text:s/>}</text:p>
      <text:p text:style-name="P1">}</text:p>
      <text:p text:style-name="P1"/>
      <text:p text:style-name="P1">class stack</text:p>
      <text:p text:style-name="P1">{</text:p>
      <text:p text:style-name="P1"><text:soft-page-break/><text:s text:c="2"/>static Scanner input=new Scanner(System.in);</text:p>
      <text:p text:style-name="P1"><text:s text:c="2"/>public static void main(String[] args)</text:p>
      <text:p text:style-name="P1"><text:s text:c="2"/>{</text:p>
      <text:p text:style-name="P1"><text:s text:c="4"/>String exp,exp1,exp2;int result1,result2,again,choice;</text:p>
      <text:p text:style-name="P1"><text:s text:c="4"/>while(true)</text:p>
      <text:p text:style-name="P1"><text:s text:c="4"/>{</text:p>
      <text:p text:style-name="P1"><text:s text:c="5"/>System.out.print("1--checking expression\n2--two stack cheking\nenter : <text:s/>");</text:p>
      <text:p text:style-name="P1"><text:s text:c="5"/>choice=input.nextInt();</text:p>
      <text:p text:style-name="P1"><text:s text:c="6"/>if(choice==1)</text:p>
      <text:p text:style-name="P1"><text:s text:c="3"/><text:tab/>{ <text:tab/><text:tab/>System.out.print("enter expression to check wheather it is balanced or not : ");</text:p>
      <text:p text:style-name="P1"><text:s text:c="4"/><text:tab/><text:tab/>exp=input.next();</text:p>
      <text:p text:style-name="P1"><text:s text:c="4"/><text:tab/><text:tab/>result1=check(exp); </text:p>
      <text:p text:style-name="P1"><text:s text:c="4"/><text:tab/><text:tab/>if(result1==1)</text:p>
      <text:p text:style-name="P1"><text:s text:c="6"/><text:tab/><text:tab/><text:tab/>System.out.println("given expression perfectly balanced !");</text:p>
      <text:p text:style-name="P1"><text:s text:c="3"/><text:tab/><text:tab/> else</text:p>
      <text:p text:style-name="P1"><text:s text:c="5"/><text:tab/><text:tab/><text:tab/> System.out.println("given is not balanced expression ");</text:p>
      <text:p text:style-name="P1"><text:s text:c="3"/>} <text:s text:c="2"/></text:p>
      <text:p text:style-name="P1"><text:s text:c="5"/>else if(choice==2)</text:p>
      <text:p text:style-name="P1"><text:s text:c="5"/>{</text:p>
      <text:p text:style-name="P1"><text:s text:c="6"/>System.out.print("enter expression 1: ");</text:p>
      <text:p text:style-name="P1"><text:s text:c="6"/><text:tab/><text:tab/>exp1=input.next();</text:p>
      <text:p text:style-name="P1"><text:s text:c="6"/>System.out.print("enter expression 2: ");</text:p>
      <text:p text:style-name="P1"><text:s text:c="4"/><text:tab/><text:tab/>exp2=input.next();</text:p>
      <text:p text:style-name="P1"><text:s text:c="7"/>result2=checktwostacks(exp1,exp2);</text:p>
      <text:p text:style-name="P1"><text:s text:c="7"/>if(result2==-1)</text:p>
      <text:p text:style-name="P1"><text:s text:c="13"/>System.out.println("they are different ");</text:p>
      <text:p text:style-name="P1"><text:s text:c="7"/>else if(result2==1)</text:p>
      <text:p text:style-name="P1"><text:s text:c="15"/>System.out.println("given two expressions are same");</text:p>
      <text:p text:style-name="P1"><text:s text:c="8"/>else if(result2==0)</text:p>
      <text:p text:style-name="P1"><text:s text:c="15"/>System.out.println("length is same but they have different elements ");</text:p>
      <text:p text:style-name="P1"><text:s text:c="5"/>} <text:s/></text:p>
      <text:p text:style-name="P1"><text:s text:c="4"/>System.out.print("if you want to continue with others inputs press 1 : ");</text:p>
      <text:p text:style-name="P1"><text:s text:c="9"/>again=input.nextInt();</text:p>
      <text:p text:style-name="P1"><text:s text:c="9"/>if(again!=1)</text:p>
      <text:p text:style-name="P1"><text:s text:c="12"/>break;</text:p>
      <text:p text:style-name="P1"><text:s text:c="4"/>}</text:p>
      <text:p text:style-name="P1"><text:s text:c="2"/>}</text:p>
      <text:p text:style-name="P1"><text:s text:c="2"/>static int <text:s/>check(String exp)</text:p>
      <text:p text:style-name="P1"><text:s text:c="2"/>{</text:p>
      <text:p text:style-name="P1"><text:s text:c="3"/>Stack s=new Stack();</text:p>
      <text:p text:style-name="P1"><text:s text:c="3"/></text:p>
      <text:p text:style-name="P1"><text:s text:c="4"/>int i;</text:p>
      <text:p text:style-name="P1"><text:s text:c="4"/>char temp;</text:p>
      <text:p text:style-name="P1"><text:s text:c="3"/></text:p>
      <text:p text:style-name="P1"><text:s text:c="3"/>for(i=0;i&lt;exp.length();i++)</text:p>
      <text:p text:style-name="P1"><text:s text:c="3"/>{ </text:p>
      <text:p text:style-name="P1"><text:s text:c="5"/>if(exp.charAt(i)=='['||exp.charAt(i)=='{'||exp.charAt(i)=='(')</text:p>
      <text:p text:style-name="P1"><text:s text:c="5"/>{</text:p>
      <text:p text:style-name="P1"><text:s text:c="4"/></text:p>
      <text:p text:style-name="P1"><text:s text:c="7"/>s.push(exp.charAt(i));</text:p>
      <text:p text:style-name="P1"><text:s text:c="4"/>}</text:p>
      <text:p text:style-name="P1"><text:soft-page-break/><text:s text:c="5"/>else if(exp.charAt(i)==']'||exp.charAt(i)=='}'||exp.charAt(i)==')')</text:p>
      <text:p text:style-name="P1"><text:s text:c="5"/>{</text:p>
      <text:p text:style-name="P1"><text:s text:c="8"/>if(s.isEmpty())//if <text:s/>stack <text:s/>has no element then it is inbalanced</text:p>
      <text:p text:style-name="P1"><text:s text:c="10"/>return -1;</text:p>
      <text:p text:style-name="P1"><text:s text:c="8"/>temp=s.pop();</text:p>
      <text:p text:style-name="P1"><text:s text:c="8"/></text:p>
      <text:p text:style-name="P1"><text:s text:c="7"/>if((temp=='['&amp;&amp;exp.charAt(i)!=']')||(temp=='{'&amp;&amp;exp.charAt(i)!='}')||(temp=='('&amp;&amp;exp.charAt(i)!=')'))//checking for correct pranthesis</text:p>
      <text:p text:style-name="P1"><text:s text:c="7"/>{ </text:p>
      <text:p text:style-name="P1"><text:s text:c="11"/>return -1; </text:p>
      <text:p text:style-name="P1"><text:s text:c="8"/>}</text:p>
      <text:p text:style-name="P1"><text:s text:c="5"/>}</text:p>
      <text:p text:style-name="P1"><text:s text:c="5"/></text:p>
      <text:p text:style-name="P1"><text:s text:c="3"/>}</text:p>
      <text:p text:style-name="P1"><text:s text:c="3"/>if(s.isEmpty())</text:p>
      <text:p text:style-name="P1"><text:s text:c="5"/>return 1;</text:p>
      <text:p text:style-name="P1"><text:s text:c="3"/>return 1;</text:p>
      <text:p text:style-name="P1"><text:s text:c="2"/>}</text:p>
      <text:p text:style-name="P1"/>
      <text:p text:style-name="P1"><text:s text:c="2"/>static int <text:s/>checktwostacks(String exp1,String exp2)</text:p>
      <text:p text:style-name="P1"><text:s text:c="2"/>{</text:p>
      <text:p text:style-name="P1"><text:s text:c="3"/>Stack s1=new Stack();</text:p>
      <text:p text:style-name="P1"><text:s text:c="3"/>Stack s2=new Stack();</text:p>
      <text:p text:style-name="P1"><text:s text:c="3"/>int i,len1,len2;</text:p>
      <text:p text:style-name="P1"><text:s text:c="3"/>char temp1,temp2;</text:p>
      <text:p text:style-name="P1"><text:s text:c="2"/>len1=exp1.length();</text:p>
      <text:p text:style-name="P1"><text:s text:c="2"/>len2=exp2.length();</text:p>
      <text:p text:style-name="P1"><text:s text:c="2"/>if(len1!=len2)</text:p>
      <text:p text:style-name="P1"><text:s text:c="2"/><text:tab/>{</text:p>
      <text:p text:style-name="P1"><text:s text:c="13"/>return -1;</text:p>
      <text:p text:style-name="P1"><text:s text:c="8"/>}</text:p>
      <text:p text:style-name="P1"><text:s text:c="3"/>else </text:p>
      <text:p text:style-name="P1"><text:s text:c="8"/>{</text:p>
      <text:p text:style-name="P1"><text:s text:c="10"/>for(i=0;i&lt;len1;i++)</text:p>
      <text:p text:style-name="P1"><text:s text:c="11"/>{</text:p>
      <text:p text:style-name="P1"><text:s text:c="14"/>s1.push(exp1.charAt(i));</text:p>
      <text:p text:style-name="P1"><text:s text:c="14"/>s2.push(exp2.charAt(i));</text:p>
      <text:p text:style-name="P1"><text:s text:c="11"/>}</text:p>
      <text:p text:style-name="P1"><text:s text:c="11"/>while(!s1.isEmpty())</text:p>
      <text:p text:style-name="P1"><text:s text:c="16"/>{</text:p>
      <text:p text:style-name="P1"><text:s text:c="18"/>temp1=s1.pop();</text:p>
      <text:p text:style-name="P1"><text:s text:c="18"/>temp2=s2.pop();</text:p>
      <text:p text:style-name="P1"><text:s text:c="18"/>if(temp1!=temp2)</text:p>
      <text:p text:style-name="P1"><text:s text:c="21"/>return 0; </text:p>
      <text:p text:style-name="P1"><text:s text:c="18"/>else if(temp1==temp2&amp;&amp;s1.top==0)</text:p>
      <text:p text:style-name="P1"><text:s text:c="23"/>return 1;</text:p>
      <text:p text:style-name="P1"><text:s text:c="18"/></text:p>
      <text:p text:style-name="P1"><text:s text:c="17"/>}</text:p>
      <text:p text:style-name="P1"><text:s text:c="13"/>return 0;</text:p>
      <text:p text:style-name="P1"><text:s text:c="14"/></text:p>
      <text:p text:style-name="P1"><text:s text:c="13"/></text:p>
      <text:p text:style-name="P1"><text:s text:c="8"/>}</text:p>
      <text:p text:style-name="P1"><text:soft-page-break/><text:s text:c="18"/></text:p>
      <text:p text:style-name="P1"><text:s text:c="2"/>}</text:p>
      <text:p text:style-name="P1"><text:s text:c="2"/></text:p>
      <text:p text:style-name="P1"/>
      <text:p text:style-name="P1"><text:s text:c="2"/></text:p>
      <text:p text:style-name="P1">}</text:p>
      <text:p text:style-name="P1">/*</text:p>
      <text:p text:style-name="P1">SAMPLE I/O:</text:p>
      <text:p text:style-name="P1"/>
      <text:p text:style-name="P1">1--checking expression</text:p>
      <text:p text:style-name="P1">2--two stack cheking</text:p>
      <text:p text:style-name="P1">enter : <text:s/>2</text:p>
      <text:p text:style-name="P1">enter expression 1: 154</text:p>
      <text:p text:style-name="P1">enter expression 2: 123</text:p>
      <text:p text:style-name="P1">length is same but they have different elements </text:p>
      <text:p text:style-name="P1">if you want to continue with others inputs press 1 : 1</text:p>
      <text:p text:style-name="P1">1--checking expression</text:p>
      <text:p text:style-name="P1">2--two stack cheking</text:p>
      <text:p text:style-name="P1">enter : <text:s/>1</text:p>
      <text:p text:style-name="P1">enter expression to check wheather it is balanced or not : ((2+3){8*9})</text:p>
      <text:p text:style-name="P1">given expression perfectly balanced !</text:p>
      <text:p text:style-name="P1">if you want to continue with others inputs press 1 : 1</text:p>
      <text:p text:style-name="P1">1--checking expression</text:p>
      <text:p text:style-name="P1">2--two stack cheking</text:p>
      <text:p text:style-name="P1">enter : <text:s/>2</text:p>
      <text:p text:style-name="P1">enter expression 1: 123</text:p>
      <text:p text:style-name="P1">enter expression 2: 123</text:p>
      <text:p text:style-name="P1">given two expressions are same</text:p>
      <text:p text:style-name="P1">if you want to continue with others inputs press 1 :2</text:p>
      <text:p text:style-name="P1"/>
      <text:p text:style-name="P1">*/</text:p>
      <text:p text:style-name="P1">----------------------------------------------------------------------</text:p>
      <text:p text:style-name="P1">q2(vehicle detials)</text:p>
      <text:p text:style-name="P1"/>
      <text:p text:style-name="P2">import java.util.*;</text:p>
      <text:p text:style-name="P2">interface Vehicle</text:p>
      <text:p text:style-name="P2">{</text:p>
      <text:p text:style-name="P2"><text:s/>String getName();</text:p>
      <text:p text:style-name="P2"><text:s/>void setName(String name );</text:p>
      <text:p text:style-name="P2"><text:s/>int getMaxPassengers();</text:p>
      <text:p text:style-name="P2"><text:s/>void setMaxPassengers(int maxpassengers);</text:p>
      <text:p text:style-name="P2"><text:s/>int getMaxSpeed();</text:p>
      <text:p text:style-name="P2"><text:s/>void setMaxSpeed(int maxspeed);</text:p>
      <text:p text:style-name="P2">}</text:p>
      <text:p text:style-name="P2"/>
      <text:p text:style-name="P2">interface LandVehicle extends Vehicle</text:p>
      <text:p text:style-name="P2">{</text:p>
      <text:p text:style-name="P2"><text:s/>int getNumWheels();</text:p>
      <text:p text:style-name="P2"><text:s/>void setNumWheels(int numwheels);</text:p>
      <text:p text:style-name="P2"><text:s/>void Drive();</text:p>
      <text:p text:style-name="P2">}</text:p>
      <text:p text:style-name="P2"/>
      <text:p text:style-name="P2"><text:soft-page-break/>interface SeaVehicle extends Vehicle</text:p>
      <text:p text:style-name="P2">{</text:p>
      <text:p text:style-name="P2"><text:s/>int getDisplacement();</text:p>
      <text:p text:style-name="P2"><text:s/>void setDisplacement(int maxdisplacement);</text:p>
      <text:p text:style-name="P2"><text:s/>void Launch();</text:p>
      <text:p text:style-name="P2">}</text:p>
      <text:p text:style-name="P2"/>
      <text:p text:style-name="P2">interface EmergencyVehicle</text:p>
      <text:p text:style-name="P2">{</text:p>
      <text:p text:style-name="P2"><text:s/>void soundHorn();</text:p>
      <text:p text:style-name="P2">}</text:p>
      <text:p text:style-name="P2">class Jeep implements LandVehicle</text:p>
      <text:p text:style-name="P2">{</text:p>
      <text:p text:style-name="P2"><text:s/>private String name;</text:p>
      <text:p text:style-name="P2"><text:s/>private int maxpassengers,maxspeed,numwheels;</text:p>
      <text:p text:style-name="P2"><text:s/>public String getName()</text:p>
      <text:p text:style-name="P2"><text:s/>{</text:p>
      <text:p text:style-name="P2"><text:s text:c="2"/>return name;</text:p>
      <text:p text:style-name="P2"><text:s/>}</text:p>
      <text:p text:style-name="P2"><text:s/>public void setName(String name)</text:p>
      <text:p text:style-name="P2"><text:s/>{</text:p>
      <text:p text:style-name="P2"><text:s/>this.name=name;</text:p>
      <text:p text:style-name="P2"><text:s/>}</text:p>
      <text:p text:style-name="P2"><text:s/>public int getMaxPassengers()</text:p>
      <text:p text:style-name="P2"><text:s/>{</text:p>
      <text:p text:style-name="P2"><text:s text:c="2"/>return maxpassengers;</text:p>
      <text:p text:style-name="P2"><text:s/>}</text:p>
      <text:p text:style-name="P2"><text:s/>public void setMaxPassengers(int maxpassengers)</text:p>
      <text:p text:style-name="P2"><text:s/>{</text:p>
      <text:p text:style-name="P2"><text:s text:c="2"/>this.maxpassengers=maxpassengers;</text:p>
      <text:p text:style-name="P2"><text:s/>}</text:p>
      <text:p text:style-name="P2"><text:s/>public int getMaxSpeed()</text:p>
      <text:p text:style-name="P2"><text:s/>{</text:p>
      <text:p text:style-name="P2"><text:s text:c="2"/>return maxspeed;</text:p>
      <text:p text:style-name="P2"><text:s/>}</text:p>
      <text:p text:style-name="P2">public <text:s/>void setMaxSpeed(int maxspeed)</text:p>
      <text:p text:style-name="P2"><text:s/>{</text:p>
      <text:p text:style-name="P2"><text:s text:c="2"/>this.maxspeed=maxspeed;</text:p>
      <text:p text:style-name="P2"><text:s/>}</text:p>
      <text:p text:style-name="P2">public <text:s/>void setNumWheels(int numwheels)</text:p>
      <text:p text:style-name="P2"><text:s/>{</text:p>
      <text:p text:style-name="P2"><text:s text:c="2"/>this.numwheels=numwheels;</text:p>
      <text:p text:style-name="P2"><text:s/>}</text:p>
      <text:p text:style-name="P2">public <text:s/>int getNumWheels()</text:p>
      <text:p text:style-name="P2"><text:s/>{</text:p>
      <text:p text:style-name="P2"><text:s text:c="2"/>return numwheels;</text:p>
      <text:p text:style-name="P2"><text:s/>}</text:p>
      <text:p text:style-name="P2">public <text:s/>void soundHorn()</text:p>
      <text:p text:style-name="P2"><text:s/>{</text:p>
      <text:p text:style-name="P2"><text:s text:c="2"/>System.out.println("sound horn !!!");</text:p>
      <text:p text:style-name="P2"><text:s/>} </text:p>
      <text:p text:style-name="P2">public <text:s/>void Drive()</text:p>
      <text:p text:style-name="P2"><text:soft-page-break/><text:s/>{</text:p>
      <text:p text:style-name="P2"><text:s text:c="2"/>System.out.println("nice ride");</text:p>
      <text:p text:style-name="P2"><text:s/>}</text:p>
      <text:p text:style-name="P2">}</text:p>
      <text:p text:style-name="P2">class Frigate implements SeaVehicle</text:p>
      <text:p text:style-name="P2">{</text:p>
      <text:p text:style-name="P2"><text:s/>private String name="aswin";</text:p>
      <text:p text:style-name="P2"><text:s/>private int maxpassengers,maxspeed,maxdisplacement;</text:p>
      <text:p text:style-name="P2"><text:s/>public <text:s/>String getName()</text:p>
      <text:p text:style-name="P2"><text:s/>{</text:p>
      <text:p text:style-name="P2"><text:s text:c="2"/>return name;</text:p>
      <text:p text:style-name="P2"><text:s/>}</text:p>
      <text:p text:style-name="P2"><text:s/>public void setName(String name)</text:p>
      <text:p text:style-name="P2"><text:s/>{</text:p>
      <text:p text:style-name="P2"><text:s/>this.name=name;</text:p>
      <text:p text:style-name="P2"><text:s/>}</text:p>
      <text:p text:style-name="P2"><text:s/>public <text:s/>int getMaxPassengers()</text:p>
      <text:p text:style-name="P2"><text:s/>{</text:p>
      <text:p text:style-name="P2"><text:s text:c="2"/>return maxpassengers;</text:p>
      <text:p text:style-name="P2"><text:s/>}</text:p>
      <text:p text:style-name="P2"><text:s/>public void setMaxPassengers(int maxpassengers)</text:p>
      <text:p text:style-name="P2"><text:s/>{</text:p>
      <text:p text:style-name="P2"><text:s text:c="2"/>this.maxpassengers=maxpassengers;</text:p>
      <text:p text:style-name="P2"><text:s/>}</text:p>
      <text:p text:style-name="P2"><text:s/>public int getDisplacement()</text:p>
      <text:p text:style-name="P2"><text:s/>{</text:p>
      <text:p text:style-name="P2"><text:s text:c="2"/>return maxdisplacement;</text:p>
      <text:p text:style-name="P2"><text:s/>}</text:p>
      <text:p text:style-name="P2"><text:s/>public void setMaxSpeed(int maxspeed)</text:p>
      <text:p text:style-name="P2"><text:s/>{</text:p>
      <text:p text:style-name="P2"><text:s text:c="2"/>this.maxspeed=maxspeed;</text:p>
      <text:p text:style-name="P2"><text:s/>}</text:p>
      <text:p text:style-name="P2"><text:s/>public int getMaxSpeed()</text:p>
      <text:p text:style-name="P2"><text:s/>{</text:p>
      <text:p text:style-name="P2"><text:s text:c="3"/>return maxspeed;</text:p>
      <text:p text:style-name="P2"><text:s/>}</text:p>
      <text:p text:style-name="P2"><text:s/></text:p>
      <text:p text:style-name="P2"><text:s/>public void setDisplacement(int maxdisplacement)</text:p>
      <text:p text:style-name="P2"><text:s/>{</text:p>
      <text:p text:style-name="P2"><text:s text:c="2"/>this.maxdisplacement=maxdisplacement;</text:p>
      <text:p text:style-name="P2"><text:s/>}</text:p>
      <text:p text:style-name="P2"><text:s/>public void Launch()</text:p>
      <text:p text:style-name="P2"><text:s/>{</text:p>
      <text:p text:style-name="P2"><text:s text:c="2"/>System.out.println("launched !!!");</text:p>
      <text:p text:style-name="P2"><text:s/>} </text:p>
      <text:p text:style-name="P2"><text:s/>public void fireGun()</text:p>
      <text:p text:style-name="P2"><text:s/>{</text:p>
      <text:p text:style-name="P2"><text:s text:c="2"/>System.out.println("Gun fired ..");</text:p>
      <text:p text:style-name="P2"><text:s/>}</text:p>
      <text:p text:style-name="P2">}</text:p>
      <text:p text:style-name="P2">class HoverCraft implements LandVehicle,SeaVehicle</text:p>
      <text:p text:style-name="P2">{</text:p>
      <text:p text:style-name="P2"><text:soft-page-break/><text:s/>private String name;</text:p>
      <text:p text:style-name="P2"><text:s/>private int maxpassengers,maxspeed,maxdisplacement,numwheels;</text:p>
      <text:p text:style-name="P2"><text:s/>public String getName()</text:p>
      <text:p text:style-name="P2"><text:s/>{</text:p>
      <text:p text:style-name="P2"><text:s text:c="2"/>return name;</text:p>
      <text:p text:style-name="P2"><text:s/>}</text:p>
      <text:p text:style-name="P2"><text:s/>public void setName(String name)</text:p>
      <text:p text:style-name="P2"><text:s/>{</text:p>
      <text:p text:style-name="P2"><text:s/>this.name=name;</text:p>
      <text:p text:style-name="P2"><text:s/>}</text:p>
      <text:p text:style-name="P2"><text:s/>public int getMaxPassengers()</text:p>
      <text:p text:style-name="P2"><text:s/>{</text:p>
      <text:p text:style-name="P2"><text:s text:c="2"/>return maxpassengers;</text:p>
      <text:p text:style-name="P2"><text:s/>}</text:p>
      <text:p text:style-name="P2"><text:s/>public void setMaxPassengers(int maxpassengers)</text:p>
      <text:p text:style-name="P2"><text:s/>{</text:p>
      <text:p text:style-name="P2"><text:s text:c="2"/>this.maxpassengers=maxpassengers;</text:p>
      <text:p text:style-name="P2"><text:s/>}</text:p>
      <text:p text:style-name="P2"><text:s/>public <text:s/>void setNumWheels(int numwheels)</text:p>
      <text:p text:style-name="P2"><text:s/>{</text:p>
      <text:p text:style-name="P2"><text:s text:c="2"/>this.numwheels=numwheels;</text:p>
      <text:p text:style-name="P2"><text:s/>}</text:p>
      <text:p text:style-name="P2"><text:s/>public int getNumWheels()</text:p>
      <text:p text:style-name="P2"><text:s/>{</text:p>
      <text:p text:style-name="P2"><text:s text:c="2"/>return numwheels;</text:p>
      <text:p text:style-name="P2"><text:s/>}</text:p>
      <text:p text:style-name="P2"><text:s/>public <text:s/>int getDisplacement()</text:p>
      <text:p text:style-name="P2"><text:s/>{</text:p>
      <text:p text:style-name="P2"><text:s text:c="2"/>return maxdisplacement;</text:p>
      <text:p text:style-name="P2"><text:s/>}</text:p>
      <text:p text:style-name="P2"><text:s/>public void setDisplacement(int maxdisplacement)</text:p>
      <text:p text:style-name="P2"><text:s/>{</text:p>
      <text:p text:style-name="P2"><text:s text:c="2"/>this.maxdisplacement=maxdisplacement;</text:p>
      <text:p text:style-name="P2"><text:s/>}</text:p>
      <text:p text:style-name="P2"><text:s/>public void setMaxSpeed(int maxspeed)</text:p>
      <text:p text:style-name="P2"><text:s/>{</text:p>
      <text:p text:style-name="P2"><text:s text:c="2"/>this.maxspeed=maxspeed;</text:p>
      <text:p text:style-name="P2"><text:s/>}</text:p>
      <text:p text:style-name="P2"><text:s/>public int getMaxSpeed()</text:p>
      <text:p text:style-name="P2"><text:s/>{</text:p>
      <text:p text:style-name="P2"><text:s text:c="3"/>return maxspeed;</text:p>
      <text:p text:style-name="P2"><text:s/>}</text:p>
      <text:p text:style-name="P2"><text:s/>public void Launch()</text:p>
      <text:p text:style-name="P2"><text:s/>{</text:p>
      <text:p text:style-name="P2"><text:s text:c="2"/>System.out.println("launched !!!");</text:p>
      <text:p text:style-name="P2"><text:s/>} </text:p>
      <text:p text:style-name="P2"><text:s/>public void fireGun()</text:p>
      <text:p text:style-name="P2"><text:s/>{</text:p>
      <text:p text:style-name="P2"><text:s text:c="2"/>System.out.println("Gun fired ..");</text:p>
      <text:p text:style-name="P2"><text:s/>}</text:p>
      <text:p text:style-name="P2"><text:s/>public <text:s/>void soundHorn()</text:p>
      <text:p text:style-name="P2"><text:s/>{</text:p>
      <text:p text:style-name="P2"><text:soft-page-break/><text:s text:c="2"/>System.out.println("sound horn !!!");</text:p>
      <text:p text:style-name="P2"><text:s/>} </text:p>
      <text:p text:style-name="P2"><text:s/>public void Drive()</text:p>
      <text:p text:style-name="P2"><text:s/>{</text:p>
      <text:p text:style-name="P2"><text:s text:c="2"/>System.out.println("nice ride");</text:p>
      <text:p text:style-name="P2"><text:s/>}</text:p>
      <text:p text:style-name="P2"><text:s/>public void enterLand()</text:p>
      <text:p text:style-name="P2"><text:s/>{</text:p>
      <text:p text:style-name="P2"><text:s text:c="2"/>System.out.print("entered land");</text:p>
      <text:p text:style-name="P2"><text:s/>}</text:p>
      <text:p text:style-name="P2"><text:s/></text:p>
      <text:p text:style-name="P2">}</text:p>
      <text:p text:style-name="P2">class Ambulance implements LandVehicle,EmergencyVehicle</text:p>
      <text:p text:style-name="P2">{</text:p>
      <text:p text:style-name="P2"><text:s text:c="2"/>private String name;</text:p>
      <text:p text:style-name="P2"><text:s/>private int maxpassengers,maxspeed,numwheels;</text:p>
      <text:p text:style-name="P2"><text:s/>public String getName()</text:p>
      <text:p text:style-name="P2"><text:s/>{</text:p>
      <text:p text:style-name="P2"><text:s text:c="2"/>return name;</text:p>
      <text:p text:style-name="P2"><text:s/>}</text:p>
      <text:p text:style-name="P2"><text:s/>public void setName(String name)</text:p>
      <text:p text:style-name="P2"><text:s/>{</text:p>
      <text:p text:style-name="P2"><text:s/>this.name=name;</text:p>
      <text:p text:style-name="P2"><text:s/>}</text:p>
      <text:p text:style-name="P2"><text:s/>public int getMaxPassengers()</text:p>
      <text:p text:style-name="P2"><text:s/>{</text:p>
      <text:p text:style-name="P2"><text:s text:c="2"/>return maxpassengers;</text:p>
      <text:p text:style-name="P2"><text:s/>}</text:p>
      <text:p text:style-name="P2"><text:s/>public void setMaxPassengers(int maxpassengers)</text:p>
      <text:p text:style-name="P2"><text:s/>{</text:p>
      <text:p text:style-name="P2"><text:s text:c="2"/>this.maxpassengers=maxpassengers;</text:p>
      <text:p text:style-name="P2"><text:s/>}</text:p>
      <text:p text:style-name="P2"><text:s/>public int getMaxSpeed()</text:p>
      <text:p text:style-name="P2"><text:s/>{</text:p>
      <text:p text:style-name="P2"><text:s text:c="2"/>return maxspeed;</text:p>
      <text:p text:style-name="P2"><text:s/>}</text:p>
      <text:p text:style-name="P2"><text:s/>public void setMaxSpeed(int maxspeed)</text:p>
      <text:p text:style-name="P2"><text:s/>{</text:p>
      <text:p text:style-name="P2"><text:s text:c="2"/>this.maxspeed=maxspeed;</text:p>
      <text:p text:style-name="P2"><text:s/>}</text:p>
      <text:p text:style-name="P2"><text:s/>public void setNumWheels(int numwheels)</text:p>
      <text:p text:style-name="P2"><text:s/>{</text:p>
      <text:p text:style-name="P2"><text:s text:c="2"/>this.numwheels=numwheels;</text:p>
      <text:p text:style-name="P2"><text:s/>}</text:p>
      <text:p text:style-name="P2"><text:s/>public int getNumWheels()</text:p>
      <text:p text:style-name="P2"><text:s/>{</text:p>
      <text:p text:style-name="P2"><text:s text:c="2"/>return numwheels;</text:p>
      <text:p text:style-name="P2"><text:s/>}</text:p>
      <text:p text:style-name="P2"><text:s/>public void Drive()</text:p>
      <text:p text:style-name="P2"><text:s/>{</text:p>
      <text:p text:style-name="P2"><text:s text:c="2"/>System.out.println("nice ride");</text:p>
      <text:p text:style-name="P2"><text:s/>}</text:p>
      <text:p text:style-name="P2"><text:soft-page-break/><text:s/>public void soundHorn()</text:p>
      <text:p text:style-name="P2"><text:s/>{</text:p>
      <text:p text:style-name="P2"><text:s text:c="2"/>System.out.println("sound horn !!!");</text:p>
      <text:p text:style-name="P2"><text:s/>}</text:p>
      <text:p text:style-name="P2"><text:s/>public void soundSeiren()</text:p>
      <text:p text:style-name="P2"><text:s text:c="2"/>{</text:p>
      <text:p text:style-name="P2"><text:s text:c="4"/>System.out.println("seiren sounded");</text:p>
      <text:p text:style-name="P2"><text:s text:c="2"/>}</text:p>
      <text:p text:style-name="P2"><text:s/>public void patientIn()</text:p>
      <text:p text:style-name="P2"><text:s text:c="2"/>{</text:p>
      <text:p text:style-name="P2"><text:s text:c="5"/>System.out.println("patient was in ");</text:p>
      <text:p text:style-name="P2"><text:s text:c="2"/>}</text:p>
      <text:p text:style-name="P2">}</text:p>
      <text:p text:style-name="P2">class vehicle_detials</text:p>
      <text:p text:style-name="P2">{</text:p>
      <text:p text:style-name="P2"><text:s/>static Scanner inp=new Scanner(System.in);</text:p>
      <text:p text:style-name="P2"><text:s/>static int countj,countf,counthc,counta;</text:p>
      <text:p text:style-name="P2"><text:s/>public static void main(String[] args)</text:p>
      <text:p text:style-name="P2"><text:s/>{</text:p>
      <text:p text:style-name="P2"><text:s text:c="3"/>int size,choice,i;</text:p>
      <text:p text:style-name="P2"><text:s text:c="2"/>System.out.print("enter how many vehicle detials you are going to give :");</text:p>
      <text:p text:style-name="P2"><text:s text:c="2"/>size=inp.nextInt();</text:p>
      <text:p text:style-name="P2"><text:s text:c="3"/>Jeep[] j=new Jeep[size];</text:p>
      <text:p text:style-name="P2"><text:s text:c="3"/>Frigate[] f=new Frigate[size];</text:p>
      <text:p text:style-name="P2"><text:s text:c="3"/>HoverCraft[] h=new HoverCraft[size];</text:p>
      <text:p text:style-name="P2"><text:s text:c="3"/>Ambulance[] a=new Ambulance[size];</text:p>
      <text:p text:style-name="P2"><text:s text:c="2"/>for(i=0;i&lt;size;i++)</text:p>
      <text:p text:style-name="P2"><text:s text:c="2"/>{</text:p>
      <text:p text:style-name="P2"><text:s text:c="2"/>System.out.print("jeep--1\nFrigate--2\nHoverCraft--3\nAmbulance--108\nenter your choice : ");</text:p>
      <text:p text:style-name="P2"><text:s text:c="2"/>choice=inp.nextInt();</text:p>
      <text:p text:style-name="P2"><text:s text:c="2"/>if(choice==1)</text:p>
      <text:p text:style-name="P2"><text:s text:c="4"/>input_fun(j);</text:p>
      <text:p text:style-name="P2"><text:s text:c="3"/>else if(choice==2)</text:p>
      <text:p text:style-name="P2"><text:s text:c="4"/>input_fun(f);</text:p>
      <text:p text:style-name="P2"><text:s text:c="3"/>else if(choice==3)</text:p>
      <text:p text:style-name="P2"><text:s text:c="5"/>input_fun(h);</text:p>
      <text:p text:style-name="P2"><text:s text:c="4"/>else if(choice==108)</text:p>
      <text:p text:style-name="P2"><text:s text:c="7"/>input_fun(a);</text:p>
      <text:p text:style-name="P2"><text:s text:c="2"/>}</text:p>
      <text:p text:style-name="P2"><text:s text:c="3"/>output(j,h,f,a);</text:p>
      <text:p text:style-name="P2"><text:s/>}</text:p>
      <text:p text:style-name="P2"><text:s/>static void input_fun(Jeep[] j)</text:p>
      <text:p text:style-name="P2"><text:s text:c="2"/>{</text:p>
      <text:p text:style-name="P2"><text:s text:c="5"/>String name;</text:p>
      <text:p text:style-name="P2"><text:s text:c="5"/>j[0]=new Jeep();</text:p>
      <text:p text:style-name="P2"><text:s text:c="5"/>int maxpassengers,maxspeed,numwheels;</text:p>
      <text:p text:style-name="P2"><text:s text:c="5"/>System.out.print("enter <text:s/>name :");</text:p>
      <text:p text:style-name="P2"><text:s text:c="6"/>name=inp.next();</text:p>
      <text:p text:style-name="P2"><text:s text:c="5"/>j[countj].setName(name);</text:p>
      <text:p text:style-name="P2"><text:s text:c="4"/>System.out.print("enter <text:s/>maxpassengers <text:s/>:");</text:p>
      <text:p text:style-name="P2"><text:s text:c="6"/>maxpassengers=inp.nextInt();</text:p>
      <text:p text:style-name="P2"><text:s text:c="4"/>j[countj].setMaxPassengers(maxpassengers);</text:p>
      <text:p text:style-name="P2"><text:soft-page-break/><text:s text:c="4"/>System.out.print("enter <text:s/>maxspeed <text:s/>:");</text:p>
      <text:p text:style-name="P2"><text:s text:c="7"/>maxspeed=inp.nextInt();</text:p>
      <text:p text:style-name="P2"><text:s text:c="5"/>j[countj].setMaxSpeed(maxspeed);</text:p>
      <text:p text:style-name="P2"><text:s text:c="4"/>System.out.print("enter <text:s/>number of wheels <text:s/>:");</text:p>
      <text:p text:style-name="P2"><text:s text:c="5"/>numwheels=inp.nextInt();</text:p>
      <text:p text:style-name="P2"><text:s text:c="5"/>j[countj].setNumWheels(numwheels);</text:p>
      <text:p text:style-name="P2"><text:s text:c="6"/>countj++;</text:p>
      <text:p text:style-name="P2"><text:s text:c="4"/></text:p>
      <text:p text:style-name="P2"><text:s text:c="2"/>}</text:p>
      <text:p text:style-name="P2"><text:s text:c="2"/>static void input_fun(Frigate[] f)</text:p>
      <text:p text:style-name="P2"><text:s text:c="2"/>{</text:p>
      <text:p text:style-name="P2"><text:s text:c="5"/>f[countf]=new Frigate();</text:p>
      <text:p text:style-name="P2"><text:s text:c="5"/>String name;</text:p>
      <text:p text:style-name="P2"><text:s text:c="6"/>int maxpassengers,maxspeed,maxdisplacement;</text:p>
      <text:p text:style-name="P2"><text:s text:c="5"/>System.out.print("enter <text:s/>name :");</text:p>
      <text:p text:style-name="P2"><text:s text:c="6"/>name=inp.next();</text:p>
      <text:p text:style-name="P2"><text:s text:c="5"/>f[countf].setName(name);</text:p>
      <text:p text:style-name="P2"><text:s text:c="4"/>System.out.print("enter <text:s/>maxpassengers <text:s/>:");</text:p>
      <text:p text:style-name="P2"><text:s text:c="6"/>maxpassengers=inp.nextInt();</text:p>
      <text:p text:style-name="P2"><text:s text:c="4"/>f[countf].setMaxPassengers(maxpassengers);</text:p>
      <text:p text:style-name="P2"><text:s text:c="4"/>System.out.print("enter <text:s/>maxspeed <text:s/>:");</text:p>
      <text:p text:style-name="P2"><text:s text:c="7"/>maxspeed=inp.nextInt();</text:p>
      <text:p text:style-name="P2"><text:s text:c="5"/>f[countf].setMaxSpeed(maxspeed);</text:p>
      <text:p text:style-name="P2"><text:s text:c="4"/>System.out.print("enter <text:s/>maxdisplacement <text:s/>:");</text:p>
      <text:p text:style-name="P2"><text:s text:c="5"/>maxdisplacement=inp.nextInt();</text:p>
      <text:p text:style-name="P2"><text:s text:c="5"/>f[countf].setDisplacement(maxdisplacement);</text:p>
      <text:p text:style-name="P2"><text:s text:c="4"/>countf++;</text:p>
      <text:p text:style-name="P2"><text:s text:c="10"/></text:p>
      <text:p text:style-name="P2"><text:s text:c="4"/></text:p>
      <text:p text:style-name="P2"><text:s text:c="2"/>}</text:p>
      <text:p text:style-name="P2"><text:s/></text:p>
      <text:p text:style-name="P2"><text:s/>static void input_fun(HoverCraft[] h)</text:p>
      <text:p text:style-name="P2"><text:s text:c="2"/>{</text:p>
      <text:p text:style-name="P2"><text:s text:c="7"/>h[counthc]=new HoverCraft();</text:p>
      <text:p text:style-name="P2"><text:s text:c="5"/>String name;</text:p>
      <text:p text:style-name="P2"><text:s text:c="6"/>int maxpassengers,maxspeed,maxdisplacement,numwheels;</text:p>
      <text:p text:style-name="P2"><text:s text:c="5"/>System.out.print("enter <text:s/>name :");</text:p>
      <text:p text:style-name="P2"><text:s text:c="6"/>name=inp.next();</text:p>
      <text:p text:style-name="P2"><text:s text:c="8"/>h[counthc].setName(name);</text:p>
      <text:p text:style-name="P2"><text:s text:c="4"/>System.out.print("enter <text:s/>maxpassengers <text:s/>:");</text:p>
      <text:p text:style-name="P2"><text:s text:c="6"/>maxpassengers=inp.nextInt();</text:p>
      <text:p text:style-name="P2"><text:s text:c="9"/>h[counthc].setMaxPassengers(maxpassengers);</text:p>
      <text:p text:style-name="P2"><text:s text:c="4"/>System.out.print("enter <text:s/>maxspeed <text:s/>:");</text:p>
      <text:p text:style-name="P2"><text:s text:c="7"/>maxspeed=inp.nextInt();</text:p>
      <text:p text:style-name="P2"><text:s text:c="10"/>h[counthc].setMaxSpeed(maxspeed);</text:p>
      <text:p text:style-name="P2"><text:s text:c="5"/>System.out.print("enter <text:s/>maxdisplacement <text:s/>:");</text:p>
      <text:p text:style-name="P2"><text:s text:c="7"/>maxdisplacement=inp.nextInt();</text:p>
      <text:p text:style-name="P2"><text:s text:c="9"/>h[counthc].setDisplacement(maxdisplacement);</text:p>
      <text:p text:style-name="P2"><text:s text:c="5"/>System.out.print("enter <text:s/>number of wheels <text:s/>:");</text:p>
      <text:p text:style-name="P2"><text:s text:c="8"/>numwheels=inp.nextInt();</text:p>
      <text:p text:style-name="P2"><text:s text:c="10"/>h[counthc].setNumWheels(numwheels);</text:p>
      <text:p text:style-name="P2"><text:s text:c="4"/>counthc++;</text:p>
      <text:p text:style-name="P2"><text:soft-page-break/><text:s text:c="10"/></text:p>
      <text:p text:style-name="P2"><text:s text:c="4"/></text:p>
      <text:p text:style-name="P2"><text:s text:c="2"/>}</text:p>
      <text:p text:style-name="P2"><text:s/>static void input_fun(Ambulance[] a)</text:p>
      <text:p text:style-name="P2"><text:s text:c="2"/>{</text:p>
      <text:p text:style-name="P2"><text:s text:c="7"/>a[counta]=new Ambulance();</text:p>
      <text:p text:style-name="P2"><text:s text:c="5"/>String name;</text:p>
      <text:p text:style-name="P2"><text:s text:c="6"/>int maxpassengers,maxspeed,maxdisplacement,numwheels;</text:p>
      <text:p text:style-name="P2"><text:s text:c="5"/>System.out.print("enter <text:s/>name :");</text:p>
      <text:p text:style-name="P2"><text:s text:c="6"/>name=inp.next();</text:p>
      <text:p text:style-name="P2"><text:s text:c="8"/>a[counta].setName(name);</text:p>
      <text:p text:style-name="P2"><text:s text:c="4"/>System.out.print("enter <text:s/>maxpassengers <text:s/>:");</text:p>
      <text:p text:style-name="P2"><text:s text:c="6"/>maxpassengers=inp.nextInt();</text:p>
      <text:p text:style-name="P2"><text:s text:c="8"/>a[counta].setMaxPassengers(maxpassengers);</text:p>
      <text:p text:style-name="P2"><text:s text:c="4"/>System.out.print("enter <text:s/>maxspeed <text:s/>:");</text:p>
      <text:p text:style-name="P2"><text:s text:c="7"/>maxspeed=inp.nextInt();</text:p>
      <text:p text:style-name="P2"><text:s text:c="10"/>a[counta].setMaxSpeed(maxspeed);</text:p>
      <text:p text:style-name="P2"><text:s text:c="5"/>System.out.print("enter <text:s/>number of wheels <text:s/>:");</text:p>
      <text:p text:style-name="P2"><text:s text:c="8"/>numwheels=inp.nextInt();</text:p>
      <text:p text:style-name="P2"><text:s text:c="10"/>a[counta].setNumWheels(numwheels);</text:p>
      <text:p text:style-name="P2"><text:s text:c="5"/>counta++;</text:p>
      <text:p text:style-name="P2"><text:s text:c="10"/></text:p>
      <text:p text:style-name="P2"><text:s text:c="4"/></text:p>
      <text:p text:style-name="P2"><text:s text:c="2"/>}</text:p>
      <text:p text:style-name="P2"/>
      <text:p text:style-name="P2"/>
      <text:p text:style-name="P2"><text:s text:c="3"/></text:p>
      <text:p text:style-name="P2"><text:s/></text:p>
      <text:p text:style-name="P2"/>
      <text:p text:style-name="P2"><text:s/>static void output(Jeep[] j,HoverCraft[] h, Frigate[] f, Ambulance[] a)</text:p>
      <text:p text:style-name="P2"><text:s text:c="2"/>{</text:p>
      <text:p text:style-name="P2"><text:s text:c="6"/>for(int i=0;i&lt;countj;i++)</text:p>
      <text:p text:style-name="P2"><text:s text:c="9"/>System.out.println("\n\tname : "+j[i].getName()+"\nmaxpassengers : "+j[i].getMaxPassengers()+"\nmax speed : "+j[i].getMaxSpeed()+"\nnumber wheels : "+j[i].getNumWheels());</text:p>
      <text:p text:style-name="P2"><text:s text:c="6"/>for(int i=0;i&lt;countf;i++)</text:p>
      <text:p text:style-name="P2"><text:s text:c="11"/>System.out.println("\tname : "+f[i].getName()+"\nmaxpassengers : "+f[i].getMaxPassengers()+"\nmax speed : "+f[i].getMaxSpeed()+"\nmax displacement : "+f[i].getDisplacement());</text:p>
      <text:p text:style-name="P2"><text:s text:c="6"/>for(int i=0;i&lt;counthc;i++)</text:p>
      <text:p text:style-name="P2"><text:s text:c="11"/>System.out.println("\tname : "+h[i].getName()+"maxpassengers : "+h[i].getMaxPassengers()+"\nmax speed : "+h[i].getMaxSpeed()+"\nmax speed : "+h[i].getMaxSpeed()+"\nmax displacement : "+h[i].getDisplacement());</text:p>
      <text:p text:style-name="P2"><text:s text:c="7"/>for(int i=0;i&lt;counta;i++)</text:p>
      <text:p text:style-name="P2"><text:s text:c="12"/>System.out.println("\tname : "+a[i].getName()+"\nmaxpassengers : "+a[i].getMaxPassengers()+"\nmax speed : "+a[i].getMaxSpeed()+"\nmax speed : "+a[i].getMaxSpeed());</text:p>
      <text:p text:style-name="P2"><text:s text:c="2"/>}</text:p>
      <text:p text:style-name="P2">}</text:p>
      <text:p text:style-name="P2"/>
      <text:p text:style-name="P2">/*</text:p>
      <text:p text:style-name="P2"><text:s/>SAMPLE i/o :</text:p>
      <text:p text:style-name="P2"><text:soft-page-break/><text:s/>cs1027@u13:~/Desktop/java_lab/4a$ java vehicle_detials</text:p>
      <text:p text:style-name="P2">enter how many vehicle detials you are going to give :2</text:p>
      <text:p text:style-name="P2">jeep--1</text:p>
      <text:p text:style-name="P2">Frigate--2</text:p>
      <text:p text:style-name="P2">HoverCraft--3</text:p>
      <text:p text:style-name="P2">Ambulance--108</text:p>
      <text:p text:style-name="P2">enter your choice : 1</text:p>
      <text:p text:style-name="P2">enter <text:s/>name :raw1</text:p>
      <text:p text:style-name="P2">enter <text:s/>maxpassengers <text:s/>:20</text:p>
      <text:p text:style-name="P2">enter <text:s/>maxspeed <text:s/>:500</text:p>
      <text:p text:style-name="P2">enter <text:s/>number of wheels <text:s/>:4</text:p>
      <text:p text:style-name="P2">jeep--1</text:p>
      <text:p text:style-name="P2">Frigate--2</text:p>
      <text:p text:style-name="P2">HoverCraft--3</text:p>
      <text:p text:style-name="P2">Ambulance--108</text:p>
      <text:p text:style-name="P2">enter your choice : 3</text:p>
      <text:p text:style-name="P2">enter <text:s/>name :ho23</text:p>
      <text:p text:style-name="P2">enter <text:s/>maxpassengers <text:s/>:25</text:p>
      <text:p text:style-name="P2">enter <text:s/>maxspeed <text:s/>:300</text:p>
      <text:p text:style-name="P2">enter <text:s/>maxdisplacement <text:s/>:250</text:p>
      <text:p text:style-name="P2">enter <text:s/>number of wheels <text:s/>:8</text:p>
      <text:p text:style-name="P2">name : raw1</text:p>
      <text:p text:style-name="P2">maxpassengers : 20</text:p>
      <text:p text:style-name="P2">max speed : 500</text:p>
      <text:p text:style-name="P2">number wheels : 4</text:p>
      <text:p text:style-name="P2"/>
      <text:p text:style-name="P2">name : ho23maxpassengers : 25</text:p>
      <text:p text:style-name="P2">max speed : 300</text:p>
      <text:p text:style-name="P2">max speed : 300</text:p>
      <text:p text:style-name="P2">max displacement : 250</text:p>
      <text:p text:style-name="P2"/>
      <text:p text:style-name="P2">*/</text:p>
      <text:p text:style-name="P2"/>
      <text:p text:style-name="P2"><text:s text:c="22"/>--------end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03:15.356879900</meta:creation-date>
    <dc:date>2019-08-28T10:14:53.434475141</dc:date>
    <meta:editing-duration>PT6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2" meta:paragraph-count="578" meta:word-count="1230" meta:character-count="12911" meta:non-whitespace-character-count="10448"/>
  </office:meta>
</office:document-meta>
</file>